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1.2925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1.0992in"/>
    </style:style>
    <style:style style:name="co5" style:family="table-column">
      <style:table-column-properties fo:break-before="auto" style:column-width="0.7811in"/>
    </style:style>
    <style:style style:name="co6" style:family="table-column">
      <style:table-column-properties fo:break-before="auto" style:column-width="2.2374in"/>
    </style:style>
    <style:style style:name="co7" style:family="table-column">
      <style:table-column-properties fo:break-before="auto" style:column-width="1.9484in"/>
    </style:style>
    <style:style style:name="co8" style:family="table-column">
      <style:table-column-properties fo:break-before="auto" style:column-width="0.878in"/>
    </style:style>
    <style:style style:name="co9" style:family="table-column">
      <style:table-column-properties fo:break-before="auto" style:column-width="1.60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9681in"/>
    </style:style>
    <style:style style:name="co12" style:family="table-column">
      <style:table-column-properties fo:break-before="auto" style:column-width="1.148in"/>
    </style:style>
    <style:style style:name="co13" style:family="table-column">
      <style:table-column-properties fo:break-before="auto" style:column-width="1.4854in"/>
    </style:style>
    <style:style style:name="co14" style:family="table-column">
      <style:table-column-properties fo:break-before="auto" style:column-width="2.4693in"/>
    </style:style>
    <style:style style:name="co15" style:family="table-column">
      <style:table-column-properties fo:break-before="auto" style:column-width="2.0453in"/>
    </style:style>
    <style:style style:name="co16" style:family="table-column">
      <style:table-column-properties fo:break-before="auto" style:column-width="1.0516in"/>
    </style:style>
    <style:style style:name="co17" style:family="table-column">
      <style:table-column-properties fo:break-before="auto" style:column-width="1.5244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1957in"/>
    </style:style>
    <style:style style:name="co20" style:family="table-column">
      <style:table-column-properties fo:break-before="auto" style:column-width="0.8102in"/>
    </style:style>
    <style:style style:name="co21" style:family="table-column">
      <style:table-column-properties fo:break-before="auto" style:column-width="0.7626in"/>
    </style:style>
    <style:style style:name="co22" style:family="table-column">
      <style:table-column-properties fo:break-before="auto" style:column-width="0.7335in"/>
    </style:style>
    <style:style style:name="co23" style:family="table-column">
      <style:table-column-properties fo:break-before="auto" style:column-width="1.1575in"/>
    </style:style>
    <style:style style:name="co24" style:family="table-column">
      <style:table-column-properties fo:break-before="auto" style:column-width="1.1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armas">
      <style:table-properties table:display="true" style:writing-mode="lr-tb"/>
    </style:style>
    <style:style style:name="ta2" style:family="table" style:master-page-name="PageStyle_5f_Charact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2c4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a2c4c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1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DAGGER&quot;;&quot;SWORD&quot;;&quot;HAMMER&quot;;&quot;AXE&quot;;&quot;SPEAR&quot;;&quot;BOW&quot;;&quot;CROSSBOW&quot;;&quot;SCEPTER&quot;;&quot;OTHER&quot;)" table:allow-empty-cell="true" table:display-list="unsorted" table:base-cell-address="armas.E1">
          <table:error-message table:message-type="stop" table:display="true"/>
        </table:content-validation>
        <table:content-validation table:name="val2" table:condition="of:cell-content-is-in-list(&quot;NONE&quot;;&quot;KATANA&quot;)" table:allow-empty-cell="true" table:display-list="unsorted" table:base-cell-address="armas.F1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Characters.I1">
          <table:error-message table:message-type="stop" table:display="true"/>
        </table:content-validation>
        <table:content-validation table:name="val4" table:condition="of:cell-content-is-in-list(&quot;FLESH&quot;;&quot;SLIME&quot;;&quot;BONES&quot;)" table:allow-empty-cell="true" table:display-list="unsorted" table:base-cell-address="Characters.J2">
          <table:error-message table:message-type="stop" table:display="true"/>
        </table:content-validation>
        <table:content-validation table:name="val5" table:base-cell-address="Characters.K1">
          <table:error-message table:message-type="stop" table:display="true"/>
        </table:content-validation>
      </table:content-validations>
      <table:table table:name="arma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number-columns-repeated="99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op</text:p>
          </table:table-cell>
          <table:table-cell table:style-name="ce1" office:value-type="string" calcext:value-type="string">
            <text:p>icon</text:p>
          </table:table-cell>
          <table:table-cell table:style-name="ce1" table:content-validation-name="val1" office:value-type="string" calcext:value-type="string">
            <text:p>type</text:p>
          </table:table-cell>
          <table:table-cell table:style-name="ce1" table:content-validation-name="val2" office:value-type="string" calcext:value-type="string">
            <text:p>subtype</text:p>
          </table:table-cell>
          <table:table-cell table:style-name="ce1" office:value-type="string" calcext:value-type="string">
            <text:p>animation_library</text:p>
          </table:table-cell>
          <table:table-cell table:style-name="ce1" office:value-type="string" calcext:value-type="string">
            <text:p>damage</text:p>
          </table:table-cell>
          <table:table-cell table:style-name="ce1" office:value-type="string" calcext:value-type="string">
            <text:p>knockback</text:p>
          </table:table-cell>
          <table:table-cell table:style-name="ce1" office:value-type="string" calcext:value-type="string">
            <text:p>stamina_cost_per_normal_attack</text:p>
          </table:table-cell>
          <table:table-cell table:style-name="ce1" office:value-type="string" calcext:value-type="string">
            <text:p>can_be_in_bad_state</text:p>
          </table:table-cell>
          <table:table-cell table:style-name="ce1" office:value-type="string" calcext:value-type="string">
            <text:p>condition_cost_per_normal_attack</text:p>
          </table:table-cell>
          <table:table-cell table:style-name="ce1" office:value-type="string" calcext:value-type="string">
            <text:p>ability_desc</text:p>
          </table:table-cell>
          <table:table-cell table:style-name="ce1" office:value-type="string" calcext:value-type="string">
            <text:p>ability_icon</text:p>
          </table:table-cell>
          <table:table-cell table:style-name="ce1" office:value-type="string" calcext:value-type="string">
            <text:p>stamina_to_activate_ability</text:p>
          </table:table-cell>
          <table:table-cell table:style-name="ce1" office:value-type="string" calcext:value-type="string">
            <text:p>souls_to_activate_ability</text:p>
          </table:table-cell>
          <table:table-cell table:style-name="ce1" office:value-type="string" calcext:value-type="string">
            <text:p>ability_damage</text:p>
          </table:table-cell>
          <table:table-cell table:style-name="ce1" office:value-type="string" calcext:value-type="string">
            <text:p>ability_knockback</text:p>
          </table:table-cell>
          <table:table-cell table:style-name="ce1" office:value-type="string" calcext:value-type="string">
            <text:p>ability_condition_cost</text:p>
          </table:table-cell>
          <table:table-cell table:style-name="ce1"/>
          <table:table-cell table:style-name="ce1" office:value-type="string" calcext:value-type="string">
            <text:p>num_normal_attacks</text:p>
          </table:table-cell>
          <table:table-cell table:style-name="ce1" office:value-type="string" calcext:value-type="string">
            <text:p>increase_num_normal_attacks_on_ability</text:p>
          </table:table-cell>
          <table:table-cell table:style-name="ce1" office:value-type="string" calcext:value-type="string">
            <text:p>invert_scale_when_looking_left</text:p>
          </table:table-cell>
          <table:table-cell table:style-name="ce1" office:value-type="string" calcext:value-type="string">
            <text:p>throw_speed</text:p>
          </table:table-cell>
          <table:table-cell table:style-name="ce1"/>
          <table:table-cell table:style-name="ce1" office:value-type="string" calcext:value-type="string">
            <text:p>projectile_scene_path</text:p>
          </table:table-cell>
          <table:table-cell table:style-name="ce1" office:value-type="string" calcext:value-type="string">
            <text:p>shoot_sound_path</text:p>
          </table:table-cell>
          <table:table-cell table:style-name="ce1" office:value-type="string" calcext:value-type="string">
            <text:p>normal_attack_projectile_speed</text:p>
          </table:table-cell>
          <table:table-cell table:style-name="ce1" office:value-type="string" calcext:value-type="string">
            <text:p>ability_projectile_speed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DAGGER</text:p>
          </table:table-cell>
          <table:table-cell table:style-name="ce2" office:value-type="string" calcext:value-type="string">
            <text:p>res://Art/16x16 Pixel Art Roguelike (Forest) Pack/weapons/dagger.png</text:p>
          </table:table-cell>
          <table:table-cell table:style-name="ce2" office:value-type="string" calcext:value-type="string">
            <text:p>res://Art/16x16 Pixel Art Roguelike (Forest) Pack/weapons/weapon icons/Dagger_icon.png</text:p>
          </table:table-cell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2" office:value-type="string" calcext:value-type="string">
            <text:p>NULL</text:p>
          </table:table-cell>
          <table:table-cell table:style-name="ce2"/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thief_dagger</text:p>
          </table:table-cell>
          <table:table-cell table:style-name="ce2" office:value-type="string" calcext:value-type="string">
            <text:p>THIEF_DAGGE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DAGG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agge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50" calcext:value-type="float">
            <text:p>25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res://Art/16x16 Pixel Art Roguelike (Forest) Pack/weapons/branch_with_leaves.png</text:p>
          </table:table-cell>
          <table:table-cell table:style-name="ce2" office:value-type="string" calcext:value-type="string">
            <text:p>res://Art/16x16 Pixel Art Roguelike (Forest) Pack/weapons/weapon icons/branch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35" calcext:value-type="float">
            <text:p>35</text:p>
          </table:table-cell>
          <table:table-cell table:style-name="ce2" table:number-columns-repeated="2"/>
          <table:table-cell table:number-columns-repeated="5"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DRAGON_KILLER</text:p>
          </table:table-cell>
          <table:table-cell table:style-name="ce2" office:value-type="string" calcext:value-type="string">
            <text:p>res://Art/16x16 Pixel Art Roguelike (Forest) Pack/weapons/Dragon killer.png</text:p>
          </table:table-cell>
          <table:table-cell table:style-name="ce2" office:value-type="string" calcext:value-type="string">
            <text:p>res://Art/16x16 Pixel Art Roguelike (Forest) Pack/weapons/weapon icons/Dragon_kille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2" calcext:value-type="float">
            <text:p>1.2</text:p>
          </table:table-cell>
          <table:table-cell table:style-name="ce2" office:value-type="string" calcext:value-type="string">
            <text:p>Shockwave (Explosion)</text:p>
          </table:table-cell>
          <table:table-cell table:style-name="ce2" office:value-type="string" calcext:value-type="string">
            <text:p>res://Art/16x16 Pixel Art Roguelike (Forest) Pack/ui/weapon ability icons/Dragon Kill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KATANA</text:p>
          </table:table-cell>
          <table:table-cell table:style-name="ce2" office:value-type="string" calcext:value-type="string">
            <text:p>res://Art/16x16 Pixel Art Roguelike (Forest) Pack/weapons/katana.png</text:p>
          </table:table-cell>
          <table:table-cell table:style-name="ce2" office:value-type="string" calcext:value-type="string">
            <text:p>res://Art/16x16 Pixel Art Roguelike (Forest) Pack/weapons/weapon icons/katana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KATANA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ir Slash (Filo-proyectil)</text:p>
          </table:table-cell>
          <table:table-cell table:style-name="ce2" office:value-type="string" calcext:value-type="string">
            <text:p>res://Art/16x16 Pixel Art Roguelike (Forest) Pack/ui/weapon ability icons/Katana UI icon.png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ORC_SWORD</text:p>
          </table:table-cell>
          <table:table-cell table:style-name="ce2" office:value-type="string" calcext:value-type="string">
            <text:p>res://Art/16x16 Pixel Art Roguelike (Forest) Pack/weapons/Orc sword.png</text:p>
          </table:table-cell>
          <table:table-cell table:style-name="ce2" office:value-type="string" calcext:value-type="string">
            <text:p>res://Art/16x16 Pixel Art Roguelike (Forest) Pack/weapons/weapon icons/Orc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Intimidación (congela enemigos)</text:p>
          </table:table-cell>
          <table:table-cell table:style-name="ce2" office:value-type="string" calcext:value-type="string">
            <text:p>res://Art/16x16 Pixel Art Roguelike (Forest) Pack/ui/weapon ability icons/Orc Sword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SCIMITAR</text:p>
          </table:table-cell>
          <table:table-cell table:style-name="ce2" office:value-type="string" calcext:value-type="string">
            <text:p>res://Art/16x16 Pixel Art Roguelike (Forest) Pack/weapons/Scimitar.png</text:p>
          </table:table-cell>
          <table:table-cell table:style-name="ce2" office:value-type="string" calcext:value-type="string">
            <text:p>res://Art/16x16 Pixel Art Roguelike (Forest) Pack/weapons/weapon icons/Scimitar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Golpes rapidos</text:p>
          </table:table-cell>
          <table:table-cell table:style-name="ce2" office:value-type="string" calcext:value-type="string">
            <text:p>res://Art/16x16 Pixel Art Roguelike (Forest) Pack/ui/weapon ability icons/Scimit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WARRIOR_SWORD</text:p>
          </table:table-cell>
          <table:table-cell table:style-name="ce2" office:value-type="string" calcext:value-type="string">
            <text:p>res://Art/16x16 Pixel Art Roguelike (Forest) Pack/weapons/Warrior sword.png</text:p>
          </table:table-cell>
          <table:table-cell table:style-name="ce2" office:value-type="string" calcext:value-type="string">
            <text:p>res://Art/16x16 Pixel Art Roguelike (Forest) Pack/weapons/weapon icons/Warrior_sword_icon.png</text:p>
          </table:table-cell>
          <table:table-cell table:style-name="ce2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Ataque en círculo</text:p>
          </table:table-cell>
          <table:table-cell table:style-name="ce2" office:value-type="string" calcext:value-type="string">
            <text:p>res://Art/16x16 Pixel Art Roguelike (Forest) Pack/ui/weapon ability icons/Warrior sword <text:s/>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2.5" calcext:value-type="float">
            <text:p>2.5</text:p>
          </table:table-cell>
          <table:table-cell table:style-name="ce12"/>
          <table:table-cell table:style-name="ce15" office:value-type="string" calcext:value-type="string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USTY_SWORD</text:p>
          </table:table-cell>
          <table:table-cell table:style-name="ce3" office:value-type="string" calcext:value-type="string">
            <text:p>res://Art/16x16 Pixel Art Roguelike (Forest) Pack/weapons/rusty_sword.png</text:p>
          </table:table-cell>
          <table:table-cell table:style-name="ce3" office:value-type="string" calcext:value-type="string">
            <text:p>res://Art/16x16 Pixel Art Roguelike (Forest) Pack/weapons/weapon icons/Rusty_sword_icon.png</text:p>
          </table:table-cell>
          <table:table-cell table:style-name="ce3" table:content-validation-name="val1" office:value-type="string" calcext:value-type="string">
            <text:p>SWORD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quick_swing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00" calcext:value-type="float">
            <text:p>4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3" calcext:value-type="float">
            <text:p>1.3</text:p>
          </table:table-cell>
          <table:table-cell table:style-name="ce3" table:number-columns-repeated="2"/>
          <table:table-cell table:style-name="ce14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table:number-columns-repeated="5"/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KOMBAT_HAMMER</text:p>
          </table:table-cell>
          <table:table-cell table:style-name="ce2" office:value-type="string" calcext:value-type="string">
            <text:p>res://Art/16x16 Pixel Art Roguelike (Forest) Pack/weapons/Kombat hammer.png</text:p>
          </table:table-cell>
          <table:table-cell table:style-name="ce2" office:value-type="string" calcext:value-type="string">
            <text:p>res://Art/16x16 Pixel Art Roguelike (Forest) Pack/weapons/weapon icons/Kombat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2" office:value-type="string" calcext:value-type="string">
            <text:p>Terremoto direccional</text:p>
          </table:table-cell>
          <table:table-cell table:style-name="ce2" office:value-type="string" calcext:value-type="string">
            <text:p>res://Art/16x16 Pixel Art Roguelike (Forest) Pack/ui/weapon ability icons/Kombat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WAR_HAMMER</text:p>
          </table:table-cell>
          <table:table-cell table:style-name="ce2" office:value-type="string" calcext:value-type="string">
            <text:p>res://Art/16x16 Pixel Art Roguelike (Forest) Pack/weapons/war hammer.png</text:p>
          </table:table-cell>
          <table:table-cell table:style-name="ce2" office:value-type="string" calcext:value-type="string">
            <text:p>res://Art/16x16 Pixel Art Roguelike (Forest) Pack/weapons/weapon icons/war_hammer_icon.png</text:p>
          </table:table-cell>
          <table:table-cell table:style-name="ce2" table:content-validation-name="val1" office:value-type="string" calcext:value-type="string">
            <text:p>HAMM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3" calcext:value-type="float">
            <text:p>23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Terremoto círculo</text:p>
          </table:table-cell>
          <table:table-cell table:style-name="ce2" office:value-type="string" calcext:value-type="string">
            <text:p>res://Art/16x16 Pixel Art Roguelike (Forest) Pack/ui/weapon ability icons/War hamme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SHARP_AXE</text:p>
          </table:table-cell>
          <table:table-cell table:style-name="ce2" office:value-type="string" calcext:value-type="string">
            <text:p>res://Art/16x16 Pixel Art Roguelike (Forest) Pack/weapons/Sharp axe.png</text:p>
          </table:table-cell>
          <table:table-cell table:style-name="ce2" office:value-type="string" calcext:value-type="string">
            <text:p>res://Art/16x16 Pixel Art Roguelike (Forest) Pack/weapons/weapon icons/Sharp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Filos en varias direcciones</text:p>
          </table:table-cell>
          <table:table-cell table:style-name="ce2" office:value-type="string" calcext:value-type="string">
            <text:p>res://Art/16x16 Pixel Art Roguelike (Forest) Pack/ui/weapon ability icons/Sharp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SMALL_AXE</text:p>
          </table:table-cell>
          <table:table-cell table:style-name="ce2" office:value-type="string" calcext:value-type="string">
            <text:p>res://Art/16x16 Pixel Art Roguelike (Forest) Pack/weapons/Smol axe.png</text:p>
          </table:table-cell>
          <table:table-cell table:style-name="ce2" office:value-type="string" calcext:value-type="string">
            <text:p>res://Art/16x16 Pixel Art Roguelike (Forest) Pack/weapons/weapon icons/Small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quick_swi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200" calcext:value-type="float">
            <text:p>120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Filo grande</text:p>
          </table:table-cell>
          <table:table-cell table:style-name="ce2" office:value-type="string" calcext:value-type="string">
            <text:p>res://Art/16x16 Pixel Art Roguelike (Forest) Pack/ui/weapon ability icons/Small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000" calcext:value-type="float">
            <text:p>20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WAR_AXE</text:p>
          </table:table-cell>
          <table:table-cell table:style-name="ce2" office:value-type="string" calcext:value-type="string">
            <text:p>res://Art/16x16 Pixel Art Roguelike (Forest) Pack/weapons/War axe.png</text:p>
          </table:table-cell>
          <table:table-cell table:style-name="ce2" office:value-type="string" calcext:value-type="string">
            <text:p>res://Art/16x16 Pixel Art Roguelike (Forest) Pack/weapons/weapon icons/War_axe_icon.png</text:p>
          </table:table-cell>
          <table:table-cell table:style-name="ce2" table:content-validation-name="val1" office:value-type="string" calcext:value-type="string">
            <text:p>AXE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eavy_melee_weapon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00" calcext:value-type="float">
            <text:p>500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1.1" calcext:value-type="float">
            <text:p>1.1</text:p>
          </table:table-cell>
          <table:table-cell table:style-name="ce12" office:value-type="float" office:value="1" calcext:value-type="float">
            <text:p>1</text:p>
          </table:table-cell>
          <table:table-cell table:style-name="ce2" office:value-type="string" calcext:value-type="string">
            <text:p>Bumerang attack</text:p>
          </table:table-cell>
          <table:table-cell table:style-name="ce2" office:value-type="string" calcext:value-type="string">
            <text:p>res://Art/16x16 Pixel Art Roguelike (Forest) Pack/ui/weapon ability icons/War axe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SPEAR</text:p>
          </table:table-cell>
          <table:table-cell table:style-name="ce2" office:value-type="string" calcext:value-type="string">
            <text:p>res://Art/16x16 Pixel Art Roguelike (Forest) Pack/weapons/Spear.png</text:p>
          </table:table-cell>
          <table:table-cell table:style-name="ce2" office:value-type="string" calcext:value-type="string">
            <text:p>res://Art/16x16 Pixel Art Roguelike (Forest) Pack/weapons/weapon icons/Spear_icon.png</text:p>
          </table:table-cell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Spear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00" calcext:value-type="float">
            <text:p>15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tribal_spear</text:p>
          </table:table-cell>
          <table:table-cell table:style-name="ce2" office:value-type="string" calcext:value-type="string">
            <text:p>TRIBAL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office:value-type="string" calcext:value-type="string">
            <text:p>reptilian_spear</text:p>
          </table:table-cell>
          <table:table-cell table:style-name="ce2" office:value-type="string" calcext:value-type="string">
            <text:p>REPTILIAN_SPEAR</text:p>
          </table:table-cell>
          <table:table-cell table:style-name="ce2" table:number-columns-repeated="2"/>
          <table:table-cell table:style-name="ce2" table:content-validation-name="val1" office:value-type="string" calcext:value-type="string">
            <text:p>SPEA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horizontal_spear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table:number-columns-repeated="2"/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5" calcext:value-type="float">
            <text:p>5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WOODEN_BOW</text:p>
          </table:table-cell>
          <table:table-cell table:style-name="ce2" office:value-type="string" calcext:value-type="string">
            <text:p>res://Art/16x16 Pixel Art Roguelike (Forest) Pack/weapons/wooden_bow_prop.png</text:p>
          </table:table-cell>
          <table:table-cell table:style-name="ce2" office:value-type="string" calcext:value-type="string">
            <text:p>res://Art/16x16 Pixel Art Roguelike (Forest) Pack/weapons/weapon icons/wooden_bow_icon.png</text:p>
          </table:table-cell>
          <table:table-cell table:style-name="ce2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bo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2" office:value-type="string" calcext:value-type="string">
            <text:p>Shoot 3 arrows</text:p>
          </table:table-cell>
          <table:table-cell table:style-name="ce2" office:value-type="string" calcext:value-type="string">
            <text:p>res://Art/16x16 Pixel Art Roguelike (Forest) Pack/ui/weapon ability icons/Wooden 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00" calcext:value-type="float">
            <text:p>3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arrow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SHORT_WOODEN_BOW</text:p>
          </table:table-cell>
          <table:table-cell table:style-name="ce3" office:value-type="string" calcext:value-type="string">
            <text:p>res://Art/16x16 Pixel Art Roguelike (Forest) Pack/weapons/short_wooden_bow_prop.png</text:p>
          </table:table-cell>
          <table:table-cell table:style-name="ce3"/>
          <table:table-cell table:style-name="ce3" table:content-validation-name="val1" office:value-type="string" calcext:value-type="string">
            <text:p>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bow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5" calcext:value-type="float">
            <text:p>1.5</text:p>
          </table:table-cell>
          <table:table-cell table:style-name="ce3" table:number-columns-repeated="2"/>
          <table:table-cell table:style-name="ce13" office:value-type="float" office:value="20" calcext:value-type="float">
            <text:p>2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arrow.tscn</text:p>
          </table:table-cell>
          <table:table-cell table:style-name="ce13" office:value-type="string" calcext:value-type="string">
            <text:p>res://Audio/Sounds/209399__samulis__bow-release.mp3</text:p>
          </table:table-cell>
          <table:table-cell table:number-columns-repeated="2" table:style-name="ce13" office:value-type="float" office:value="500" calcext:value-type="float">
            <text:p>500</text:p>
          </table:table-cell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WOODEN_CROSSBOW</text:p>
          </table:table-cell>
          <table:table-cell table:style-name="ce2" office:value-type="string" calcext:value-type="string">
            <text:p>res://Art/16x16 Pixel Art Roguellike Sewer Pack/Weapons/Wooden Crossbow/Wooden_Crossbow_prop.png</text:p>
          </table:table-cell>
          <table:table-cell table:style-name="ce2" office:value-type="string" calcext:value-type="string">
            <text:p>res://Art/16x16 Pixel Art Roguelike (Forest) Pack/weapons/weapon icons/Wooden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7" calcext:value-type="float">
            <text:p>1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Wooden Crossbow UI icon.p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00" calcext:value-type="float">
            <text:p>900</text:p>
          </table:table-cell>
          <table:table-cell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OYAL_CROSSBOW</text:p>
          </table:table-cell>
          <table:table-cell table:style-name="ce2" office:value-type="string" calcext:value-type="string">
            <text:p>res://Art/16x16 Pixel Art Roguellike Sewer Pack/Weapons/Royal Crossbow/Royal_Crossbow_prop.png</text:p>
          </table:table-cell>
          <table:table-cell table:style-name="ce2" office:value-type="string" calcext:value-type="string">
            <text:p>res://Art/16x16 Pixel Art Roguelike (Forest) Pack/weapons/weapon icons/Royal_crossbow_icon.png</text:p>
          </table:table-cell>
          <table:table-cell table:style-name="ce2" table:content-validation-name="val1" office:value-type="string" calcext:value-type="string">
            <text:p>CROSSBOW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crossbow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8" calcext:value-type="float">
            <text:p>1.8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Royal Crossbow <text:s/>UI icon.png</text:p>
          </table:table-cell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800" calcext:value-type="float">
            <text:p>1800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Weapons/projectiles/bolt.tscn</text:p>
          </table:table-cell>
          <table:table-cell table:style-name="ce12" office:value-type="string" calcext:value-type="string">
            <text:p>res://Audio/Sounds/209399__samulis__bow-release.mp3</text:p>
          </table:table-cell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LIGHTNING_STICK</text:p>
          </table:table-cell>
          <table:table-cell table:style-name="ce3" office:value-type="string" calcext:value-type="string">
            <text:p>res://Art/16x16 Pixel Art Roguelike (Forest) Pack/weapons/druid_scepter.png</text:p>
          </table:table-cell>
          <table:table-cell table:style-name="ce3" office:value-type="string" calcext:value-type="string">
            <text:p>res://Art/16x16 Pixel Art Roguelike (Forest) Pack/weapons/weapon icons/Druid_Scepter_icon.png</text:p>
          </table:table-cell>
          <table:table-cell table:style-name="ce3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3" office:value-type="string" calcext:value-type="string">
            <text:p>scep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800" calcext:value-type="float">
            <text:p>80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.4" calcext:value-type="float">
            <text:p>1.4</text:p>
          </table:table-cell>
          <table:table-cell table:style-name="ce3"/>
          <table:table-cell table:style-name="ce3" office:value-type="string" calcext:value-type="string">
            <text:p>res://Art/16x16 Pixel Art Roguelike (Forest) Pack/ui/weapon ability icons/Druid scepter UI icon.png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00" calcext:value-type="float">
            <text:p>900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number-columns-repeated="4"/>
          <table:table-cell table:style-name="ce13" office:value-type="float" office:value="200" calcext:value-type="float">
            <text:p>200</text:p>
          </table:table-cell>
          <table:table-cell table:style-name="ce13"/>
          <table:table-cell table:style-name="ce13" office:value-type="string" calcext:value-type="string">
            <text:p>res://Weapons/projectiles/bird.gd</text:p>
          </table:table-cell>
          <table:table-cell table:style-name="ce13"/>
          <table:table-cell table:number-columns-repeated="2" table:style-name="ce13" office:value-type="float" office:value="500" calcext:value-type="float">
            <text:p>500</text:p>
          </table:table-cell>
          <table:table-cell table:style-name="ce16" table:number-columns-repeated="14"/>
          <table:table-cell table:number-columns-repeated="981"/>
        </table:table-row>
        <table:table-row table:style-name="ro1"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NECROMANCER_SCEPTER</text:p>
          </table:table-cell>
          <table:table-cell table:style-name="ce2" office:value-type="string" calcext:value-type="string">
            <text:p>res://Art/16x16 Pixel Art Roguellike Sewer Pack/Enemies/Tromp the necromancer/tromp scepter.png</text:p>
          </table:table-cell>
          <table:table-cell table:style-name="ce2"/>
          <table:table-cell table:style-name="ce2" table:content-validation-name="val1" office:value-type="string" calcext:value-type="string">
            <text:p>SCEPT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scepte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2" table:number-columns-repeated="2"/>
          <table:table-cell table:style-name="ce12" office:value-type="float" office:value="20" calcext:value-type="float">
            <text:p>2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table:number-columns-repeated="4"/>
          <table:table-cell table:style-name="ce12" office:value-type="float" office:value="200" calcext:value-type="float">
            <text:p>200</text:p>
          </table:table-cell>
          <table:table-cell table:style-name="ce12"/>
          <table:table-cell table:style-name="ce12" office:value-type="string" calcext:value-type="string">
            <text:p>res://Characters/necromancer_spawn/necromancer_spawn.tscn</text:p>
          </table:table-cell>
          <table:table-cell table:style-name="ce12"/>
          <table:table-cell table:number-columns-repeated="2" table:style-name="ce12" office:value-type="float" office:value="500" calcext:value-type="float">
            <text:p>500</text:p>
          </table:table-cell>
          <table:table-cell table:number-columns-repeated="995"/>
        </table:table-row>
        <table:table-row table:style-name="ro1">
          <table:table-cell table:style-name="ce2" table:number-columns-repeated="4"/>
          <table:table-cell table:style-name="ce2" table:content-validation-name="val1"/>
          <table:table-cell table:style-name="ce2" table:content-validation-name="val2"/>
          <table:table-cell table:style-name="ce2"/>
          <table:table-cell table:style-name="ce12" table:number-columns-repeated="5"/>
          <table:table-cell table:style-name="ce2" table:number-columns-repeated="2"/>
          <table:table-cell table:style-name="ce12" table:number-columns-repeated="15"/>
          <table:table-cell table:number-columns-repeated="995"/>
        </table:table-row>
        <table:table-row table:style-name="ro1"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DOUBLE_SWORD</text:p>
          </table:table-cell>
          <table:table-cell table:style-name="ce2" office:value-type="string" calcext:value-type="string">
            <text:p>res://Art/16x16 Pixel Art Roguelike (Forest) Pack/weapons/Double Sword.png</text:p>
          </table:table-cell>
          <table:table-cell table:style-name="ce2" office:value-type="string" calcext:value-type="string">
            <text:p>res://Art/16x16 Pixel Art Roguelike (Forest) Pack/weapons/weapon icons/Double_Sword_icon.png</text:p>
          </table:table-cell>
          <table:table-cell table:style-name="ce2" table:content-validation-name="val1" office:value-type="string" calcext:value-type="string">
            <text:p>OTHER</text:p>
          </table:table-cell>
          <table:table-cell table:style-name="ce2" table:content-validation-name="val2" office:value-type="string" calcext:value-type="string">
            <text:p>NONE</text:p>
          </table:table-cell>
          <table:table-cell table:style-name="ce2" office:value-type="string" calcext:value-type="string">
            <text:p>double_sword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7" calcext:value-type="float">
            <text:p>0.7</text:p>
          </table:table-cell>
          <table:table-cell table:style-name="ce2"/>
          <table:table-cell table:style-name="ce2" office:value-type="string" calcext:value-type="string">
            <text:p>res://Art/16x16 Pixel Art Roguelike (Forest) Pack/ui/weapon ability icons/Double Sword UI icon.png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00" calcext:value-type="float">
            <text:p>800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0" calcext:value-type="float">
            <text:p>200</text:p>
          </table:table-cell>
          <table:table-cell table:style-name="ce12" table:number-columns-repeated="5"/>
          <table:table-cell table:number-columns-repeated="995"/>
        </table:table-row>
        <table:table-row table:style-name="ro2" table:number-rows-repeated="1048547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  <table:table-row table:style-name="ro2">
          <table:table-cell table:number-columns-repeated="4"/>
          <table:table-cell table:content-validation-name="val1"/>
          <table:table-cell table:content-validation-name="val2"/>
          <table:table-cell table:number-columns-repeated="1018"/>
        </table:table-row>
      </table:table>
      <table:table table:name="Characters" table:style-name="ta2">
        <office:forms form:automatic-focus="false" form:apply-design-mode="false"/>
        <table:table-column table:style-name="co19" table:default-cell-style-name="Default"/>
        <table:table-column table:style-name="co18" table:number-columns-repeated="6" table:default-cell-style-name="Default"/>
        <table:table-column table:style-name="co5" table:default-cell-style-name="Default"/>
        <table:table-column table:style-name="co18" table:number-columns-repeated="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8" table:number-columns-repeated="100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max_hp</text:p>
          </table:table-cell>
          <table:table-cell table:style-name="ce1" office:value-type="string" calcext:value-type="string">
            <text:p>mass</text:p>
          </table:table-cell>
          <table:table-cell table:style-name="ce1" office:value-type="string" calcext:value-type="string">
            <text:p>acceleration</text:p>
          </table:table-cell>
          <table:table-cell table:style-name="ce1" office:value-type="string" calcext:value-type="string">
            <text:p>max_speed</text:p>
          </table:table-cell>
          <table:table-cell table:style-name="ce1" office:value-type="string" calcext:value-type="string">
            <text:p>flying</text:p>
          </table:table-cell>
          <table:table-cell table:style-name="ce1" office:value-type="string" calcext:value-type="string">
            <text:p>can_be_knocked_back</text:p>
          </table:table-cell>
          <table:table-cell table:style-name="ce1" office:value-type="string" calcext:value-type="string">
            <text:p>motionless</text:p>
          </table:table-cell>
          <table:table-cell table:style-name="ce1" office:value-type="string" calcext:value-type="string">
            <text:p>resistances</text:p>
          </table:table-cell>
          <table:table-cell table:style-name="ce1" table:content-validation-name="val4" office:value-type="string" calcext:value-type="string">
            <text:p>body_type</text:p>
          </table:table-cell>
          <table:table-cell table:style-name="ce1" office:value-type="string" calcext:value-type="string">
            <text:p>biomes</text:p>
          </table:table-cell>
          <table:table-cell table:style-name="ce1"/>
          <table:table-cell table:style-name="ce1" office:value-type="string" calcext:value-type="string">
            <text:p>icon</text:p>
          </table:table-cell>
          <table:table-cell table:style-name="ce1" office:value-type="string" calcext:value-type="string">
            <text:p>coins</text:p>
          </table:table-cell>
          <table:table-cell table:style-name="ce1" office:value-type="string" calcext:value-type="string">
            <text:p>souls</text:p>
          </table:table-cell>
          <table:table-cell table:style-name="ce1" office:value-type="string" calcext:value-type="string">
            <text:p>dark_souls</text:p>
          </table:table-cell>
          <table:table-cell table:style-name="ce1" office:value-type="string" calcext:value-type="string">
            <text:p>food_prob</text:p>
          </table:table-cell>
          <table:table-cell table:style-name="ce1" office:value-type="string" calcext:value-type="string">
            <text:p>armor_shard_prob</text:p>
          </table:table-cell>
          <table:table-cell table:style-name="ce1" office:value-type="string" calcext:value-type="string">
            <text:p>whetstone_prob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layer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50" calcext:value-type="float">
            <text:p>25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,sewer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practice_dummy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table:number-columns-repeated="4"/>
          <table:table-cell table:style-name="ce42"/>
          <table:table-cell table:style-name="ce9" table:number-columns-repeated="3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toasted_mark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mark_the_reptilia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aked_mark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naked_mark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mored_mark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42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reptiles/armored_mark_icon.png</text:p>
          </table:table-cell>
          <table:table-cell table:style-name="ce43" office:value-type="string" calcext:value-type="string">
            <text:p>1-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ol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mole/mol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_egg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egg_icon.png</text:p>
          </table:table-cell>
          <table:table-cell table:number-columns-repeated="2"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ider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pider/spider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nak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snake/snake_icon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lying_creatur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flying creature/fly_anim_f0.png</text:p>
          </table:table-cell>
          <table:table-cell table:style-name="ce9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bli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goblin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rk_goblin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v1.1 dungeon crawler 16x16 pixel pack/enemies/goblin/dark_goblin_icon.png</text:p>
          </table:table-cell>
          <table:table-cell table:style-name="ce9" office:value-type="string" calcext:value-type="string">
            <text:p>3-6</text:p>
          </table:table-cell>
          <table:table-cell table:style-name="ce9" office:value-type="string" calcext:value-type="string">
            <text:p>2-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0.1" calcext:value-type="float">
            <text:p>0.1</text:p>
          </table:table-cell>
          <table:table-cell table:style-name="ce9" office:value-type="float" office:value="0.08" calcext:value-type="float">
            <text:p>0.08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ield_knight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 table:number-columns-repeated="2"/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pear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pear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lowpipe_tribal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lowpipe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omb_tribal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bomb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haman_tribal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tribals/shaman_tribal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mall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small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medium_slime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medium_slime_icon.png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big_slime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big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oop_slime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2" calcext:value-type="float">
            <text:p>2</text:p>
          </table:table-cell>
          <table:table-cell table:style-name="ce9" table:content-validation-name="val4" office:value-type="string" calcext:value-type="string">
            <text:p>SLIME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lime/poop_slime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string" calcext:value-type="string">
            <text:p>0-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archeleton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archeleton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number-columns-repeated="2"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dagger_skelebro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2" table:style-name="ce9" office:value-type="float" office:value="0.005" calcext:value-type="float">
            <text:p>0.0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mer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m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3" calcext:value-type="float">
            <text:p>0.03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skelebromancer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mancer_icon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2" calcext:value-type="float">
            <text:p>0.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pile_of_bones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content-validation-name="val3" office:value-type="float" office:value="10" calcext:value-type="float">
            <text:p>10</text:p>
          </table:table-cell>
          <table:table-cell table:style-name="ce9" table:content-validation-name="val4" office:value-type="string" calcext:value-type="string">
            <text:p>BONES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Skeleton/skelebro_bonepile.png</text:p>
          </table:table-cell>
          <table:table-cell table:style-name="ce43" office:value-type="string" calcext:value-type="string">
            <text:p>1-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insecton_musk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insector/insector_musk_icon.png</text:p>
          </table:table-cell>
          <table:table-cell table:number-columns-repeated="2" table:style-name="ce43" office:value-type="string" calcext:value-type="string">
            <text:p>1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1" calcext:value-type="float">
            <text:p>0.1</text:p>
          </table:table-cell>
          <table:table-cell table:number-columns-repeated="2" table:style-name="ce9" office:value-type="float" office:value="0.05" calcext:value-type="float">
            <text:p>0.05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rat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Rat/rat_icon.png</text:p>
          </table:table-cell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3" calcext:value-type="float">
            <text:p>0.03</text:p>
          </table:table-cell>
          <table:table-cell table:number-columns-repeated="2"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goose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1</text:p>
          </table:table-cell>
          <table:table-cell table:style-name="ce9" office:value-type="string" calcext:value-type="string">
            <text:p>0-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2" calcext:value-type="float">
            <text:p>0.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footman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5" calcext:value-type="float">
            <text:p>0.05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float" office:value="0.01" calcext:value-type="float">
            <text:p>0.0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ssbowman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string" calcext:value-type="string">
            <text:p>0-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float" office:value="0.005" calcext:value-type="float">
            <text:p>0.005</text:p>
          </table:table-cell>
          <table:table-cell table:style-name="ce9" office:value-type="float" office:value="0.002" calcext:value-type="float">
            <text:p>0.002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thief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crates</text:p>
          </table:table-cell>
          <table:table-cell table:style-name="ce9" table:number-columns-repeated="2"/>
          <table:table-cell table:style-name="ce43" office:value-type="date" office:date-value="2024-05-03" calcext:value-type="date">
            <text:p>3-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004" calcext:value-type="float">
            <text:p>0.004</text:p>
          </table:table-cell>
          <table:table-cell table:number-columns-repeated="2" table:style-name="ce9"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table:style-name="ce9" table:number-columns-repeated="8"/>
          <table:table-cell table:style-name="ce9" table:content-validation-name="val3"/>
          <table:table-cell table:style-name="ce9" table:content-validation-name="val4"/>
          <table:table-cell table:style-name="ce9" table:content-validation-name="val5"/>
          <table:table-cell table:style-name="ce9" table:number-columns-repeated="8"/>
          <table:table-cell table:number-columns-repeated="1005"/>
        </table:table-row>
        <table:table-row table:style-name="ro1">
          <table:table-cell table:style-name="ce9" office:value-type="string" calcext:value-type="string">
            <text:p>boden_the_druid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forest</text:p>
          </table:table-cell>
          <table:table-cell table:style-name="ce9"/>
          <table:table-cell table:style-name="ce9" office:value-type="string" calcext:value-type="string">
            <text:p>res://Art/16x16 Pixel Art Roguelike (Forest) Pack/enemies/boss_druid/boden_icon.png</text:p>
          </table:table-cell>
          <table:table-cell table:style-name="ce43" office:value-type="string" calcext:value-type="string">
            <text:p>5-8</text:p>
          </table:table-cell>
          <table:table-cell table:style-name="ce43" office:value-type="string" calcext:value-type="string">
            <text:p>5-7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necro_tromp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Tromp the necromancer/tromp_icon.png</text:p>
          </table:table-cell>
          <table:table-cell table:style-name="ce43" office:value-type="string" calcext:value-type="string">
            <text:p>6-10</text:p>
          </table:table-cell>
          <table:table-cell table:style-name="ce9" office:value-type="string" calcext:value-type="string">
            <text:p>10-15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9" office:value-type="string" calcext:value-type="string">
            <text:p>crocodile_joe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content-validation-name="val3" office:value-type="float" office:value="0" calcext:value-type="float">
            <text:p>0</text:p>
          </table:table-cell>
          <table:table-cell table:style-name="ce9" table:content-validation-name="val4" office:value-type="string" calcext:value-type="string">
            <text:p>FLESH</text:p>
          </table:table-cell>
          <table:table-cell table:style-name="ce9" table:content-validation-name="val5" office:value-type="string" calcext:value-type="string">
            <text:p>sewer</text:p>
          </table:table-cell>
          <table:table-cell table:style-name="ce9"/>
          <table:table-cell table:style-name="ce9" office:value-type="string" calcext:value-type="string">
            <text:p>res://Art/16x16 Pixel Art Roguellike Sewer Pack/Enemies/Crocodile/joe_icon.png</text:p>
          </table:table-cell>
          <table:table-cell table:style-name="ce43" office:value-type="string" calcext:value-type="string">
            <text:p>6-10</text:p>
          </table:table-cell>
          <table:table-cell table:style-name="ce43" office:value-type="string" calcext:value-type="string">
            <text:p>5-8</text:p>
          </table:table-cell>
          <table:table-cell table:number-columns-repeated="4" table:style-name="ce9" office:value-type="float" office:value="1" calcext:value-type="float">
            <text:p>1</text:p>
          </table:table-cell>
          <table:table-cell table:number-columns-repeated="1005"/>
        </table:table-row>
        <table:table-row table:style-name="ro2" table:number-rows-repeated="1048535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  <table:table-row table:style-name="ro2">
          <table:table-cell table:number-columns-repeated="8"/>
          <table:table-cell table:content-validation-name="val3"/>
          <table:table-cell table:content-validation-name="val4"/>
          <table:table-cell table:content-validation-name="val5"/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5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1">
      <number:day/>
      <number:text>-</number:text>
      <number:month/>
    </number:date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number:time-style style:name="N10147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6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 </number:text>
    </number:currency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date-style style:name="N1012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4P0"/>
    </number:currency-style>
    <number:date-style style:name="N10122" number:language="en" number:country="US">
      <number:day/>
      <number:text>-</number:text>
      <number:month number:textual="true"/>
    </number:date-style>
    <number:time-style style:name="N1013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3" number:language="en" number:country="US">
      <number:month number:textual="true"/>
      <number:text>-</number:text>
      <number:year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number-style style:name="N1015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4P2" style:volatile="true" number:language="en" number:country="US">
      <number:text> </number:text>
      <number:fill-character> </number:fill-character>
      <number:text>- </number:text>
    </number:number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number-style style:name="N1013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time-style style:name="N1015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number-style style:name="N10130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0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0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0" number:language="en" number:country="US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2P0"/>
    </number:number-style>
    <number:date-style style:name="N10133" number:language="en" number:country="US">
      <number:month/>
      <number:text>/</number:text>
      <number:day/>
      <number:text>/</number:text>
      <number:year number:style="long"/>
    </number:date-style>
    <number:currency-style style:name="N10142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2" number:language="en" number:country="US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mas" style:display-name="PageStyle_arma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acters" style:display-name="PageStyle_Charact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5-13T20:01:34.217035422</dc:date>
    <meta:editing-duration>PT11H49M35S</meta:editing-duration>
    <meta:editing-cycles>141</meta:editing-cycles>
    <dc:creator>Mateu</dc:creator>
    <meta:document-statistic meta:table-count="2" meta:cell-count="1203" meta:object-count="0"/>
  </office:meta>
</office:document-meta>
</file>